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Tutorium – Schleifen (Schwierigkeitsgrad : 1)</text:p>
      <text:p text:style-name="Text_20_body">Schreiben Sie die Funktion</text:p>
      <text:p text:style-name="Text_20_body"><text:span text:style-name="Emphasis"><text:span text:style-name="Strong_20_Emphasis">public static int </text:span></text:span><text:span text:style-name="Emphasis">[] bereicheAddieren(</text:span><text:span text:style-name="Emphasis"><text:span text:style-name="Strong_20_Emphasis">int</text:span></text:span><text:span text:style-name="Emphasis"> untergrenze, </text:span><text:span text:style-name="Emphasis"><text:span text:style-name="Strong_20_Emphasis">int </text:span></text:span><text:span text:style-name="Emphasis">obergrenze)</text:span></text:p>
      <text:p text:style-name="Text_20_body">, die den Anwender nach ganzen Zahlen fragt, die addiert werden sollen. Das Programm berechnet zwei Summen: Einmal die Summe der Zahlen, die im Bereich sind, also zwischen unter- und obergrenze (jeweils inklusive), und einmal die Summe außerhalb des Bereichs. Wenn der Anwender keine weiteren Zahlen mehr eingeben möchte, signalisiert er das mit der Eingabe einer 0.  Dann wird ein Feld zurückgegeben, das zuerst die Summe der Zahlen innerhalb des Bereichs enthält, gefolgt von der Summe der Zahlen außerhalb des Bereiches.</text:p>
      <text:p text:style-name="Text_20_body">Hinweis: Sie können davon ausgehen, dass die Untergrenze kleiner als die Obergrenze ist und dass der Benutzer nur ganze Zahlen eingibt.</text:p>
      <text:p text:style-name="Text_20_body">Bsp.:</text:p>
      <text:p text:style-name="Text_20_body"><text:span text:style-name="Emphasis">bereicheAddieren(5,10); //Bereich 5-10</text:span></text:p>
      <text:p text:style-name="Text_20_body"><text:span text:style-name="Emphasis">Eingabe: 7 //Innerhalb des Bereiches</text:span></text:p>
      <text:p text:style-name="Text_20_body"><text:span text:style-name="Emphasis">Eingabe: 12 //Außerhalb des Bereiches</text:span></text:p>
      <text:p text:style-name="Text_20_body"><text:span text:style-name="Emphasis">Eingabe: 6 //Innerhalb des Bereiches</text:span></text:p>
      <text:p text:style-name="Text_20_body"><text:span text:style-name="Emphasis">Eingabe: 5 //Innerhalb des Bereiches</text:span></text:p>
      <text:p text:style-name="Text_20_body"><text:span text:style-name="Emphasis">Eingabe: 20 //Außerhalb des Bereiches</text:span></text:p>
      <text:p text:style-name="Text_20_body"><text:span text:style-name="Emphasis">Eingabe: 0 //Abbruch</text:span></text:p>
      <text:p text:style-name="Text_20_body"><text:span text:style-name="Emphasis">--&gt; Rückgabe: [18, 32]</text:span><text:line-break/><text:line-break/>!!! Achtung: Kein Test-Scri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an Purnamasari</meta:initial-creator>
    <meta:creation-date>2016-12-19T20:39:41.61</meta:creation-date>
    <meta:document-statistic meta:table-count="0" meta:image-count="0" meta:object-count="0" meta:page-count="1" meta:paragraph-count="14" meta:word-count="161" meta:character-count="1102"/>
    <dc:date>2016-12-19T20:41:26.31</dc:date>
    <dc:creator>Intan Purnamasari</dc:creator>
    <meta:editing-duration>PT1M45S</meta:editing-duration>
    <meta:editing-cycles>1</meta:editing-cycles>
    <meta:generator>OpenOffice/4.0.1$Win32 OpenOffice.org_project/401m5$Build-9714</meta:generator>
  </office:meta>
</office:document-meta>
</file>